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8de93" officeooo:paragraph-rsid="0018de93"/>
    </style:style>
    <style:style style:name="P2" style:family="paragraph" style:parent-style-name="Standard">
      <style:text-properties style:font-name="Times New Roman" officeooo:rsid="0019def3" officeooo:paragraph-rsid="0019def3"/>
    </style:style>
    <style:style style:name="P3" style:family="paragraph" style:parent-style-name="Standard">
      <style:text-properties style:font-name="Times New Roman" officeooo:rsid="001bce1e" officeooo:paragraph-rsid="001bce1e"/>
    </style:style>
    <style:style style:name="T1" style:family="text">
      <style:text-properties officeooo:rsid="001d8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 4.1 Parameters to light the blue LED in Xcos</text:p>
      <text:p text:style-name="P1"/>
      <text:p text:style-name="P2">Table 4.2 Parameters to light the blue LED in Xcos for two seconds</text:p>
      <text:p text:style-name="P2"/>
      <text:p text:style-name="P3">Table 4.3 Parameters to light the blue and red LED<text:span text:style-name="T1">s</text:span> and then turning them off one by o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35:02.871000000</meta:creation-date>
    <dc:date>2015-10-26T15:44:38.312000000</dc:date>
    <meta:editing-duration>PT9M37S</meta:editing-duration>
    <meta:editing-cycles>5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3" meta:word-count="41" meta:character-count="204" meta:non-whitespace-character-count="166"/>
  </office:meta>
</office:document-meta>
</file>